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54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905cm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89cm" svg:height="2.79cm" svg:x="6.08cm" svg:y="1.385cm">
          <draw:text-box>
            <text:p text:style-name="P1"><text:span text:style-name="T1">Deforestation</text:span></text:p>
          </draw:text-box>
        </draw:frame>
        <draw:custom-shape draw:style-name="gr2" draw:text-style-name="P2" draw:layer="layout" svg:width="12.7cm" svg:height="13.335cm" svg:x="1.635cm" svg:y="3.54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8.255cm" svg:height="2.155cm" svg:x="3.54cm" svg:y="3.925cm">
          <draw:text-box>
            <text:p>History of Deforestation</text:p>
          </draw:text-box>
        </draw:frame>
        <draw:custom-shape draw:style-name="gr2" draw:text-style-name="P2" draw:layer="layout" svg:width="5.08cm" svg:height="13.335cm" svg:x="14.97cm" svg:y="3.54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81cm" svg:height="5.939cm" svg:x="15.605cm" svg:y="4.175cm">
          <draw:text-box>
            <text:p>Interview with Frieder Schurr – Audio Player with Additional Information</text:p>
          </draw:text-box>
        </draw:frame>
        <draw:custom-shape draw:style-name="gr2" draw:text-style-name="P2" draw:layer="layout" svg:width="18.415cm" svg:height="6.35cm" svg:x="1.635cm" svg:y="17.5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1.43cm" svg:height="2.155cm" svg:x="2.27cm" svg:y="18.145cm">
          <draw:text-box>
            <text:p>Deforestation Now and Environmental Regulations</text:p>
          </draw:text-box>
        </draw:frame>
        <draw:custom-shape draw:style-name="gr2" draw:text-style-name="P2" draw:layer="layout" svg:width="18.415cm" svg:height="2.54cm" svg:x="1.635cm" svg:y="24.495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10.16cm" svg:height="0.962cm" svg:x="2.27cm" svg:y="25.13cm">
          <draw:text-box>
            <text:p>Madrona Marsh Inform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ael Bland-Albrecht</meta:initial-creator>
    <meta:creation-date>2011-05-29T19:10:45</meta:creation-date>
    <dc:date>2011-05-29T19:20:37</dc:date>
    <dc:creator>Michael Bland-Albrecht</dc:creator>
    <meta:editing-duration>PT00H09M52S</meta:editing-duration>
    <meta:editing-cycles>1</meta:editing-cycles>
    <meta:document-statistic meta:object-count="9"/>
    <meta:generator>OpenOffice.org/3.2$Linux OpenOffice.org_project/320m12$Build-9483</meta:generator>
  </office:meta>
</office:document-meta>
</file>